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994*"/>
    </style:style>
    <style:style style:name="Table1.C" style:family="table-column">
      <style:table-column-properties style:column-width="1.3854in" style:rel-column-width="199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994*"/>
    </style:style>
    <style:style style:name="Table2.C" style:family="table-column">
      <style:table-column-properties style:column-width="1.3854in" style:rel-column-width="199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994*"/>
    </style:style>
    <style:style style:name="Table3.C" style:family="table-column">
      <style:table-column-properties style:column-width="1.3854in" style:rel-column-width="1995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3847in" style:rel-column-width="1994*"/>
    </style:style>
    <style:style style:name="Table4.C" style:family="table-column">
      <style:table-column-properties style:column-width="1.3854in" style:rel-column-width="1995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E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Preformatted_20_Text">
      <style:paragraph-properties fo:text-align="start" style:justify-single-word="false"/>
      <style:text-properties officeooo:paragraph-rsid="001deb2f"/>
    </style:style>
    <style:style style:name="P2" style:family="paragraph" style:parent-style-name="Preformatted_20_Text">
      <style:paragraph-properties fo:text-align="start" style:justify-single-word="false"/>
      <style:text-properties officeooo:paragraph-rsid="001fc385"/>
    </style:style>
    <style:style style:name="P3" style:family="paragraph" style:parent-style-name="Preformatted_20_Text">
      <style:paragraph-properties fo:text-align="center" style:justify-single-word="false"/>
      <style:text-properties style:font-name="Liberation Mono" fo:font-size="12pt" fo:font-weight="bold" officeooo:rsid="001b264f" officeooo:paragraph-rsid="001b264f" style:font-size-asian="10.5pt" style:font-weight-asian="bold" style:font-size-complex="12pt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style:font-name="Liberation Mono" fo:font-size="12pt" fo:font-weight="bold" officeooo:rsid="00276c02" officeooo:paragraph-rsid="00276c02" style:font-size-asian="10.5pt" style:font-weight-asian="bold" style:font-size-complex="12pt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style:font-name="Liberation Mono" fo:font-size="12pt" fo:font-weight="bold" officeooo:rsid="0029e0d3" officeooo:paragraph-rsid="0029e0d3" style:font-size-asian="10.5pt" style:font-weight-asian="bold" style:font-size-complex="12pt" style:font-weight-complex="bold"/>
    </style:style>
    <style:style style:name="P6" style:family="paragraph" style:parent-style-name="Preformatted_20_Text">
      <style:paragraph-properties fo:text-align="start" style:justify-single-word="false"/>
      <style:text-properties style:font-name="Liberation Mono" fo:font-size="12pt" fo:font-weight="normal" officeooo:rsid="001b264f" officeooo:paragraph-rsid="001b264f" style:font-size-asian="10.5pt" style:font-weight-asian="normal" style:font-size-complex="12pt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style:font-name="Liberation Mono" fo:font-size="12pt" fo:font-weight="normal" officeooo:rsid="001b264f" officeooo:paragraph-rsid="00276c02" style:font-size-asian="10.5pt" style:font-weight-asian="normal" style:font-size-complex="12pt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style:font-name="Liberation Mono" fo:font-size="12pt" fo:font-weight="normal" officeooo:rsid="001deb2f" officeooo:paragraph-rsid="001deb2f" style:font-size-asian="10.5pt" style:font-weight-asian="normal" style:font-size-complex="12pt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style:font-name="Liberation Mono" fo:font-size="12pt" fo:font-weight="normal" officeooo:rsid="00213cdb" officeooo:paragraph-rsid="00213cdb" style:font-size-asian="10.5pt" style:font-weight-asian="normal" style:font-size-complex="12pt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style:font-name="Liberation Mono" fo:font-size="12pt" fo:font-weight="normal" officeooo:rsid="0021a998" officeooo:paragraph-rsid="0021a998" style:font-size-asian="10.5pt" style:font-weight-asian="normal" style:font-size-complex="12pt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style:font-name="Liberation Mono" fo:font-size="12pt" fo:font-weight="normal" officeooo:rsid="00276c02" officeooo:paragraph-rsid="00276c02" style:font-size-asian="10.5pt" style:font-weight-asian="normal" style:font-size-complex="12pt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style:font-name="Liberation Mono" fo:font-size="12pt" fo:font-weight="normal" officeooo:rsid="00283ecd" officeooo:paragraph-rsid="00283ecd" style:font-size-asian="10.5pt" style:font-weight-asian="normal" style:font-size-complex="12pt" style:font-weight-complex="normal"/>
    </style:style>
    <style:style style:name="P13" style:family="paragraph" style:parent-style-name="Preformatted_20_Text">
      <style:paragraph-properties fo:text-align="center" style:justify-single-word="false"/>
      <style:text-properties style:font-name="Liberation Mono" fo:font-size="12pt" fo:font-weight="normal" officeooo:rsid="0029e0d3" officeooo:paragraph-rsid="0029e0d3" style:font-size-asian="10.5pt" style:font-weight-asian="normal" style:font-size-complex="12pt" style:font-weight-complex="normal"/>
    </style:style>
    <style:style style:name="P14" style:family="paragraph" style:parent-style-name="Preformatted_20_Text">
      <style:text-properties style:font-name="Liberation Mono" fo:font-size="12pt" officeooo:rsid="001b264f" officeooo:paragraph-rsid="001b264f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1deb2f" officeooo:paragraph-rsid="001deb2f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1fc385" officeooo:paragraph-rsid="001fc38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1b264f" officeooo:paragraph-rsid="001fc385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Liberation Mono"/>
    </style:style>
    <style:style style:name="P19" style:family="paragraph" style:parent-style-name="Table_20_Contents">
      <style:paragraph-properties fo:text-align="start" style:justify-single-word="false"/>
      <style:text-properties style:font-name="Liberation Mono" fo:font-size="12pt" style:font-name-asian="Noto Sans Mono CJK SC" style:font-size-asian="10.5pt" style:font-name-complex="Liberation Mono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Liberation Mono" fo:font-size="12pt" officeooo:paragraph-rsid="001deb2f" style:font-name-asian="Noto Sans Mono CJK SC" style:font-size-asian="10.5pt" style:font-name-complex="Liberation Mono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Liberation Mono" fo:font-size="12pt" officeooo:paragraph-rsid="001fc385" style:font-name-asian="Noto Sans Mono CJK SC" style:font-size-asian="10.5pt" style:font-name-complex="Liberation Mono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Liberation Mono" fo:font-size="12pt" officeooo:rsid="001deb2f" officeooo:paragraph-rsid="001deb2f" style:font-name-asian="Noto Sans Mono CJK SC" style:font-size-asian="10.5pt" style:font-name-complex="Liberation Mono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Liberation Mono" fo:font-size="12pt" officeooo:rsid="001deb2f" officeooo:paragraph-rsid="001fc385" style:font-name-asian="Noto Sans Mono CJK SC" style:font-size-asian="10.5pt" style:font-name-complex="Liberation Mono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Liberation Mono" fo:font-size="12pt" officeooo:rsid="0021a998" officeooo:paragraph-rsid="0021a998" style:font-name-asian="Noto Sans Mono CJK SC" style:font-size-asian="10.5pt" style:font-name-complex="Liberation Mono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Liberation Mono" fo:font-size="12pt" officeooo:rsid="0022c886" officeooo:paragraph-rsid="0022c886" style:font-name-asian="Noto Sans Mono CJK SC" style:font-size-asian="10.5pt" style:font-name-complex="Liberation Mono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Liberation Mono" fo:font-size="12pt" officeooo:rsid="0022d3c8" officeooo:paragraph-rsid="0022d3c8" style:font-name-asian="Noto Sans Mono CJK SC" style:font-size-asian="10.5pt" style:font-name-complex="Liberation Mono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Liberation Mono" fo:font-size="12pt" officeooo:rsid="002461c6" officeooo:paragraph-rsid="002461c6" style:font-name-asian="Noto Sans Mono CJK SC" style:font-size-asian="10.5pt" style:font-name-complex="Liberation Mono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Liberation Mono" fo:font-size="12pt" officeooo:rsid="0025ccc1" officeooo:paragraph-rsid="0025ccc1" style:font-name-asian="Noto Sans Mono CJK SC" style:font-size-asian="10.5pt" style:font-name-complex="Liberation Mono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Liberation Mono" fo:font-size="12pt" officeooo:rsid="00276c02" officeooo:paragraph-rsid="00276c02" style:font-name-asian="Noto Sans Mono CJK SC" style:font-size-asian="10.5pt" style:font-name-complex="Liberation Mono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Liberation Mono" fo:font-size="12pt" fo:font-weight="bold" officeooo:rsid="001fc385" officeooo:paragraph-rsid="001fc385" style:font-name-asian="Noto Sans Mono CJK SC" style:font-size-asian="10.5pt" style:font-weight-asian="bold" style:font-name-complex="Liberation Mono" style:font-size-complex="12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Liberation Mono" fo:font-size="12pt" fo:font-weight="bold" officeooo:rsid="0022c886" officeooo:paragraph-rsid="0022c886" style:font-name-asian="Noto Sans Mono CJK SC" style:font-size-asian="10.5pt" style:font-weight-asian="bold" style:font-name-complex="Liberation Mono" style:font-size-complex="12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Liberation Mono" fo:font-size="12pt" fo:font-weight="bold" officeooo:rsid="0025ccc1" officeooo:paragraph-rsid="0025ccc1" style:font-name-asian="Noto Sans Mono CJK SC" style:font-size-asian="10.5pt" style:font-weight-asian="bold" style:font-name-complex="Liberation Mono" style:font-size-complex="12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Liberation Mono" fo:font-size="12pt" fo:font-weight="bold" officeooo:rsid="00276c02" officeooo:paragraph-rsid="00276c02" style:font-name-asian="Noto Sans Mono CJK SC" style:font-size-asian="10.5pt" style:font-weight-asian="bold" style:font-name-complex="Liberation Mono" style:font-size-complex="12pt" style:font-weight-complex="bold"/>
    </style:style>
    <style:style style:name="T1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style:font-name="Liberation Mono" fo:font-size="12pt" fo:font-weight="normal" officeooo:rsid="001deb2f" style:font-size-asian="10.5pt" style:font-weight-asian="normal" style:font-size-complex="12pt" style:font-weight-complex="normal"/>
    </style:style>
    <style:style style:name="T3" style:family="text">
      <style:text-properties officeooo:rsid="001fc385"/>
    </style:style>
    <style:style style:name="T4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ab73" loext:opacity="100%" style:font-name="JetBrains Mono" fo:font-size="10pt" fo:font-style="normal" fo:font-weight="normal" officeooo:rsid="0022c886" style:font-size-asian="10pt" style:font-style-asian="normal" style:font-weight-asian="normal"/>
    </style:style>
    <style:style style:name="T9" style:family="text">
      <style:text-properties officeooo:rsid="0021a998"/>
    </style:style>
    <style:style style:name="T10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officeooo:rsid="00276c02"/>
    </style:style>
    <style:style style:name="T12" style:family="text">
      <style:text-properties officeooo:rsid="002774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Lab 1: First ML Experiments</text:p>
      <text:p text:style-name="P5"/>
      <text:p text:style-name="P5"/>
      <text:p text:style-name="P13">Brayden Cloutier</text:p>
      <text:p text:style-name="P13"/>
      <text:p text:style-name="P13">University of Michigan</text:p>
      <text:p text:style-name="P13"/>
      <text:p text:style-name="P13">ARI-510: Machine Learning</text:p>
      <text:p text:style-name="P13"/>
      <text:p text:style-name="P13">9/25/2024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Introduction</text:p>
      <text:p text:style-name="P9"><text:tab/>For this lab, I chose KneighborsClassifier due to its similarity to the example given in the colab, so as to let me start from familiar ground. <text:s/>Next, I chose Stochastic Gradient Decent due to its documentation claiming it to be very efficient. <text:s/>Lastly, I chose a decision tree for my <text:span text:style-name="T9">third model due to the my previous experiences with their general data format in an old database class.</text:span></text:p>
      <text:p text:style-name="P9"/>
      <text:p text:style-name="P3">Approach</text:p>
      <text:p text:style-name="P11"><text:tab/>The first four hyperparameters I chose for KNeighborsClassifier <text:span text:style-name="T12">were those that I could most easily define what their effect on the metrics would be. I chose n_jobs due to the thought it might increase the speed of the program.</text:span></text:p>
      <text:p text:style-name="P7"><text:tab/><text:span text:style-name="T12">Next, the hyperparameters of the Stochastic Gradient Decent classifier were chosen by how well they seemed to synergise with the other selections. <text:s/>Shuffle ended up having a greater impact on results than I anticipated.</text:span></text:p>
      <text:p text:style-name="P10"><text:tab/>As for the decision tree, I chose the only hyperparameters that were not throwing inexplicable errors and <text:span text:style-name="T12">that</text:span> also ma<text:span text:style-name="T12">de</text:span> a definable difference in the model’s metrics.</text:p>
      <text:p text:style-name="P10"/>
      <text:p text:style-name="P3">Results</text:p>
      <text:p text:style-name="P8">Model 1(KNeighborsClassifier)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2">Precision</text:p>
          </table:table-cell>
          <table:table-cell table:style-name="Table1.A1" office:value-type="string">
            <text:p text:style-name="P22">Recall</text:p>
          </table:table-cell>
          <table:table-cell table:style-name="Table1.A1" office:value-type="string">
            <text:p text:style-name="P22">f1-score</text:p>
          </table:table-cell>
          <table:table-cell table:style-name="Table1.E1" office:value-type="string">
            <text:p text:style-name="P22">Accuracy</text:p>
          </table:table-cell>
        </table:table-row>
        <table:table-row>
          <table:table-cell table:style-name="Table1.A2" office:value-type="string">
            <text:p text:style-name="P22">Combo 1</text:p>
          </table:table-cell>
          <table:table-cell table:style-name="Table1.A2" office:value-type="string">
            <text:p text:style-name="P24">0.65</text:p>
          </table:table-cell>
          <table:table-cell table:style-name="Table1.A2" office:value-type="string">
            <text:p text:style-name="P24">0.65</text:p>
          </table:table-cell>
          <table:table-cell table:style-name="Table1.A2" office:value-type="string">
            <text:p text:style-name="P24">0.64</text:p>
          </table:table-cell>
          <table:table-cell table:style-name="Table1.E2" office:value-type="string">
            <text:p text:style-name="P24">0.650</text:p>
          </table:table-cell>
        </table:table-row>
        <table:table-row>
          <table:table-cell table:style-name="Table1.A2" office:value-type="string">
            <text:p text:style-name="P22">Combo 2</text:p>
          </table:table-cell>
          <table:table-cell table:style-name="Table1.A2" office:value-type="string">
            <text:p text:style-name="P24">0.59</text:p>
          </table:table-cell>
          <table:table-cell table:style-name="Table1.A2" office:value-type="string">
            <text:p text:style-name="P24">0.59</text:p>
          </table:table-cell>
          <table:table-cell table:style-name="Table1.A2" office:value-type="string">
            <text:p text:style-name="P24">0.59</text:p>
          </table:table-cell>
          <table:table-cell table:style-name="Table1.E2" office:value-type="string">
            <text:p text:style-name="P24">0.587</text:p>
          </table:table-cell>
        </table:table-row>
        <table:table-row>
          <table:table-cell table:style-name="Table1.A2" office:value-type="string">
            <text:p text:style-name="P22">Combo 3</text:p>
          </table:table-cell>
          <table:table-cell table:style-name="Table1.A2" office:value-type="string">
            <text:p text:style-name="P30">0.71</text:p>
          </table:table-cell>
          <table:table-cell table:style-name="Table1.A2" office:value-type="string">
            <text:p text:style-name="P30">0.71</text:p>
          </table:table-cell>
          <table:table-cell table:style-name="Table1.A2" office:value-type="string">
            <text:p text:style-name="P30">0.69</text:p>
          </table:table-cell>
          <table:table-cell table:style-name="Table1.E2" office:value-type="string">
            <text:p text:style-name="P30">0.709</text:p>
          </table:table-cell>
        </table:table-row>
        <table:table-row>
          <table:table-cell table:style-name="Table1.A2" office:value-type="string">
            <text:p text:style-name="P22">Combo 4</text:p>
          </table:table-cell>
          <table:table-cell table:style-name="Table1.A2" office:value-type="string">
            <text:p text:style-name="P24">0.71</text:p>
          </table:table-cell>
          <table:table-cell table:style-name="Table1.A2" office:value-type="string">
            <text:p text:style-name="P24">0.70</text:p>
          </table:table-cell>
          <table:table-cell table:style-name="Table1.A2" office:value-type="string">
            <text:p text:style-name="P24">0.68</text:p>
          </table:table-cell>
          <table:table-cell table:style-name="Table1.E2" office:value-type="string">
            <text:p text:style-name="P24">0.703</text:p>
          </table:table-cell>
        </table:table-row>
        <table:table-row>
          <table:table-cell table:style-name="Table1.A2" office:value-type="string">
            <text:p text:style-name="P22">Combo 5</text:p>
          </table:table-cell>
          <table:table-cell table:style-name="Table1.A2" office:value-type="string">
            <text:p text:style-name="P25">0.65</text:p>
          </table:table-cell>
          <table:table-cell table:style-name="Table1.A2" office:value-type="string">
            <text:p text:style-name="P25">0.65</text:p>
          </table:table-cell>
          <table:table-cell table:style-name="Table1.A2" office:value-type="string">
            <text:p text:style-name="P25">0.64</text:p>
          </table:table-cell>
          <table:table-cell table:style-name="Table1.E2" office:value-type="string">
            <text:p text:style-name="P25">0.655</text:p>
          </table:table-cell>
        </table:table-row>
      </table:table>
      <text:p text:style-name="P1"><text:span text:style-name="T2">1:</text:span><text:span text:style-name="T4">n_neighbors</text:span><text:span text:style-name="T5">=</text:span><text:span text:style-name="T6">3</text:span><text:span text:style-name="T5">, </text:span><text:span text:style-name="T4">weights</text:span><text:span text:style-name="T5">=</text:span><text:span text:style-name="T7">'uniform'</text:span><text:span text:style-name="T5">, </text:span><text:span text:style-name="T4">algorithm</text:span><text:span text:style-name="T5">=</text:span><text:span text:style-name="T7">'kd_tree'</text:span><text:span text:style-name="T5">, </text:span><text:span text:style-name="T4">leaf_size</text:span><text:span text:style-name="T5">=</text:span><text:span text:style-name="T6">5</text:span><text:span text:style-name="T5">, </text:span><text:span text:style-name="T4">n_jobs</text:span><text:span text:style-name="T5">=-</text:span><text:span text:style-name="T6">1</text:span></text:p>
      <text:p text:style-name="P1"><text:span text:style-name="T2">2:</text:span><text:span text:style-name="T4">n_neighbors</text:span><text:span text:style-name="T5">=</text:span><text:span text:style-name="T6">5</text:span><text:span text:style-name="T5">, </text:span><text:span text:style-name="T4">weights</text:span><text:span text:style-name="T5">=</text:span><text:span text:style-name="T10">None</text:span><text:span text:style-name="T5">, </text:span><text:span text:style-name="T4">algorithm</text:span><text:span text:style-name="T5">=</text:span><text:span text:style-name="T7">'kd_tree'</text:span><text:span text:style-name="T5">, </text:span><text:span text:style-name="T4">leaf_size</text:span><text:span text:style-name="T5">=</text:span><text:span text:style-name="T6">5</text:span><text:span text:style-name="T5">, </text:span><text:span text:style-name="T4">n_jobs</text:span><text:span text:style-name="T5">=-</text:span><text:span text:style-name="T6">1</text:span></text:p>
      <text:p text:style-name="P1"><text:span text:style-name="T2">3:</text:span><text:bookmark-start text:name="__DdeLink__1145_1915445365"/><text:span text:style-name="T4">n_neighbors</text:span><text:span text:style-name="T5">=</text:span><text:span text:style-name="T6">4</text:span><text:span text:style-name="T5">, </text:span><text:span text:style-name="T4">weights</text:span><text:span text:style-name="T5">=</text:span><text:span text:style-name="T7">'distance'</text:span><text:span text:style-name="T5">, </text:span><text:span text:style-name="T4">algorithm</text:span><text:span text:style-name="T5">=</text:span><text:span text:style-name="T7">'ball_tree'</text:span><text:span text:style-name="T5">, </text:span><text:span text:style-name="T4">leaf_size</text:span><text:span text:style-name="T5">=</text:span><text:span text:style-name="T6">30</text:span><text:span text:style-name="T5">, </text:span><text:span text:style-name="T4">n_jobs</text:span><text:span text:style-name="T5">=-</text:span><text:span text:style-name="T6">1</text:span><text:bookmark-end text:name="__DdeLink__1145_1915445365"/></text:p>
      <text:p text:style-name="P1"><text:span text:style-name="T2">4:</text:span><text:span text:style-name="T4">n_neighbors</text:span><text:span text:style-name="T5">=</text:span><text:span text:style-name="T6">5</text:span><text:span text:style-name="T5">, </text:span><text:span text:style-name="T4">weights</text:span><text:span text:style-name="T5">=</text:span><text:span text:style-name="T7">'distance'</text:span><text:span text:style-name="T5">, </text:span><text:span text:style-name="T4">algorithm</text:span><text:span text:style-name="T5">=</text:span><text:span text:style-name="T7">'kd_tree'</text:span><text:span text:style-name="T5">, </text:span><text:span text:style-name="T4">leaf_size</text:span><text:span text:style-name="T5">=</text:span><text:span text:style-name="T6">15</text:span><text:span text:style-name="T5">, </text:span><text:span text:style-name="T4">n_jobs</text:span><text:span text:style-name="T5">=-</text:span><text:span text:style-name="T6">1</text:span></text:p>
      <text:p text:style-name="P1"><text:span text:style-name="T2">5:</text:span><text:span text:style-name="T4">n_neighbors</text:span><text:span text:style-name="T5">=</text:span><text:span text:style-name="T6">10</text:span><text:span text:style-name="T5">, </text:span><text:span text:style-name="T4">weights</text:span><text:span text:style-name="T5">=</text:span><text:span text:style-name="T7">'distance'</text:span><text:span text:style-name="T5">, </text:span><text:span text:style-name="T4">algorithm</text:span><text:span text:style-name="T5">=</text:span><text:span text:style-name="T7">'</text:span><text:span text:style-name="T8">ball_tree</text:span><text:span text:style-name="T7">'</text:span><text:span text:style-name="T5">, </text:span><text:span text:style-name="T4">leaf_size</text:span><text:span text:style-name="T5">=</text:span><text:span text:style-name="T6">15</text:span><text:span text:style-name="T5">, </text:span><text:span text:style-name="T4">n_jobs</text:span><text:span text:style-name="T5">=-</text:span><text:span text:style-name="T6">1</text:span></text:p>
      <text:p text:style-name="P6"/>
      <text:p text:style-name="P18">Model 2(Stochastic Gradient Descent)</text:p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C"/>
        <table:table-row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2">Precision</text:p>
          </table:table-cell>
          <table:table-cell table:style-name="Table2.A1" office:value-type="string">
            <text:p text:style-name="P22">Recall</text:p>
          </table:table-cell>
          <table:table-cell table:style-name="Table2.A1" office:value-type="string">
            <text:p text:style-name="P22">f1-score</text:p>
          </table:table-cell>
          <table:table-cell table:style-name="Table2.E1" office:value-type="string">
            <text:p text:style-name="P22">Accuracy</text:p>
          </table:table-cell>
        </table:table-row>
        <table:table-row>
          <table:table-cell table:style-name="Table2.A2" office:value-type="string">
            <text:p text:style-name="P22">Combo 1</text:p>
          </table:table-cell>
          <table:table-cell table:style-name="Table2.A2" office:value-type="string">
            <text:p text:style-name="P31">0.40</text:p>
          </table:table-cell>
          <table:table-cell table:style-name="Table2.A2" office:value-type="string">
            <text:p text:style-name="P31">0.43</text:p>
          </table:table-cell>
          <table:table-cell table:style-name="Table2.A2" office:value-type="string">
            <text:p text:style-name="P31">0.36</text:p>
          </table:table-cell>
          <table:table-cell table:style-name="Table2.E2" office:value-type="string">
            <text:p text:style-name="P31">0.432</text:p>
          </table:table-cell>
        </table:table-row>
        <table:table-row>
          <table:table-cell table:style-name="Table2.A2" office:value-type="string">
            <text:p text:style-name="P22">Combo 2</text:p>
          </table:table-cell>
          <table:table-cell table:style-name="Table2.A2" office:value-type="string">
            <text:p text:style-name="P25">0.04</text:p>
          </table:table-cell>
          <table:table-cell table:style-name="Table2.A2" office:value-type="string">
            <text:p text:style-name="P25">0.19</text:p>
          </table:table-cell>
          <table:table-cell table:style-name="Table2.A2" office:value-type="string">
            <text:p text:style-name="P25">0.06</text:p>
          </table:table-cell>
          <table:table-cell table:style-name="Table2.E2" office:value-type="string">
            <text:p text:style-name="P25">0.189</text:p>
          </table:table-cell>
        </table:table-row>
        <table:table-row>
          <table:table-cell table:style-name="Table2.A2" office:value-type="string">
            <text:p text:style-name="P22">Combo 3</text:p>
          </table:table-cell>
          <table:table-cell table:style-name="Table2.A2" office:value-type="string">
            <text:p text:style-name="P25">0.52</text:p>
          </table:table-cell>
          <table:table-cell table:style-name="Table2.A2" office:value-type="string">
            <text:p text:style-name="P25">0.27</text:p>
          </table:table-cell>
          <table:table-cell table:style-name="Table2.A2" office:value-type="string">
            <text:p text:style-name="P25">0.19</text:p>
          </table:table-cell>
          <table:table-cell table:style-name="Table2.E2" office:value-type="string">
            <text:p text:style-name="P25">0.272</text:p>
          </table:table-cell>
        </table:table-row>
        <table:table-row>
          <table:table-cell table:style-name="Table2.A2" office:value-type="string">
            <text:p text:style-name="P22">Combo 4</text:p>
          </table:table-cell>
          <table:table-cell table:style-name="Table2.A2" office:value-type="string">
            <text:p text:style-name="P26">0.46</text:p>
          </table:table-cell>
          <table:table-cell table:style-name="Table2.A2" office:value-type="string">
            <text:p text:style-name="P26">0.33</text:p>
          </table:table-cell>
          <table:table-cell table:style-name="Table2.A2" office:value-type="string">
            <text:p text:style-name="P26">0.26</text:p>
          </table:table-cell>
          <table:table-cell table:style-name="Table2.E2" office:value-type="string">
            <text:p text:style-name="P26">0.325</text:p>
          </table:table-cell>
        </table:table-row>
        <table:table-row>
          <table:table-cell table:style-name="Table2.A2" office:value-type="string">
            <text:p text:style-name="P22">Combo 5</text:p>
          </table:table-cell>
          <table:table-cell table:style-name="Table2.A2" office:value-type="string">
            <text:p text:style-name="P26">0.45</text:p>
          </table:table-cell>
          <table:table-cell table:style-name="Table2.A2" office:value-type="string">
            <text:p text:style-name="P26">0.40</text:p>
          </table:table-cell>
          <table:table-cell table:style-name="Table2.A2" office:value-type="string">
            <text:p text:style-name="P26">0.36</text:p>
          </table:table-cell>
          <table:table-cell table:style-name="Table2.E2" office:value-type="string">
            <text:p text:style-name="P26">0.398</text:p>
          </table:table-cell>
        </table:table-row>
      </table:table>
      <text:p text:style-name="P2"><text:span text:style-name="T2">1:</text:span><text:bookmark-start text:name="__DdeLink__1143_1915445365"/><text:bookmark-start text:name="__DdeLink__778_1915445365"/><text:span text:style-name="T4">loss</text:span><text:span text:style-name="T5">=</text:span><text:span text:style-name="T7">"hinge"</text:span><text:span text:style-name="T5">, </text:span><text:span text:style-name="T4">penalty</text:span><text:span text:style-name="T5">=</text:span><text:span text:style-name="T7">"l1"</text:span><text:span text:style-name="T5">, </text:span><text:span text:style-name="T4">max_iter</text:span><text:span text:style-name="T5">=</text:span><text:span text:style-name="T6">150</text:span><text:span text:style-name="T5">, </text:span><text:span text:style-name="T4">shuffle</text:span><text:span text:style-name="T5">=</text:span><text:span text:style-name="T10">True</text:span><text:span text:style-name="T5">, </text:span><text:span text:style-name="T4">random_state</text:span><text:span text:style-name="T5">=</text:span><text:span text:style-name="T6">70</text:span><text:bookmark-end text:name="__DdeLink__1143_1915445365"/><text:bookmark-end text:name="__DdeLink__778_1915445365"/></text:p>
      <text:p text:style-name="P2"><text:span text:style-name="T2">2:</text:span><text:span text:style-name="T4">loss</text:span><text:span text:style-name="T5">=</text:span><text:span text:style-name="T7">"huber"</text:span><text:span text:style-name="T5">, </text:span><text:span text:style-name="T4">penalty</text:span><text:span text:style-name="T5">=</text:span><text:span text:style-name="T7">"l1"</text:span><text:span text:style-name="T5">, </text:span><text:span text:style-name="T4">max_iter</text:span><text:span text:style-name="T5">=</text:span><text:span text:style-name="T6">200</text:span><text:span text:style-name="T5">, </text:span><text:span text:style-name="T4">shuffle</text:span><text:span text:style-name="T5">=</text:span><text:span text:style-name="T10">True</text:span><text:span text:style-name="T5">, </text:span><text:span text:style-name="T4">random_state</text:span><text:span text:style-name="T5">=</text:span><text:span text:style-name="T6">70</text:span></text:p>
      <text:p text:style-name="P2"><text:soft-page-break/><text:span text:style-name="T2">3:</text:span><text:span text:style-name="T4">loss</text:span><text:span text:style-name="T5">=</text:span><text:span text:style-name="T7">'squared_hinge'</text:span><text:span text:style-name="T5">, </text:span><text:span text:style-name="T4">penalty</text:span><text:span text:style-name="T5">=</text:span><text:span text:style-name="T7">"l2"</text:span><text:span text:style-name="T5">, </text:span><text:span text:style-name="T4">max_iter</text:span><text:span text:style-name="T5">=</text:span><text:span text:style-name="T6">150</text:span><text:span text:style-name="T5">, </text:span><text:span text:style-name="T4">shuffle</text:span><text:span text:style-name="T5">=</text:span><text:span text:style-name="T10">False</text:span><text:span text:style-name="T5">, </text:span><text:span text:style-name="T4">random_state</text:span><text:span text:style-name="T5">=</text:span><text:span text:style-name="T6">70</text:span></text:p>
      <text:p text:style-name="P2"><text:span text:style-name="T2">4:</text:span><text:span text:style-name="T4">loss</text:span><text:span text:style-name="T5">=</text:span><text:span text:style-name="T7">'squared_hinge'</text:span><text:span text:style-name="T5">, </text:span><text:span text:style-name="T4">penalty</text:span><text:span text:style-name="T5">=</text:span><text:span text:style-name="T7">"l1"</text:span><text:span text:style-name="T5">, </text:span><text:span text:style-name="T4">max_iter</text:span><text:span text:style-name="T5">=</text:span><text:span text:style-name="T6">150</text:span><text:span text:style-name="T5">, </text:span><text:span text:style-name="T4">shuffle</text:span><text:span text:style-name="T5">=</text:span><text:span text:style-name="T10">True</text:span><text:span text:style-name="T5">, </text:span><text:span text:style-name="T4">random_state</text:span><text:span text:style-name="T5">=</text:span><text:span text:style-name="T6">70</text:span></text:p>
      <text:p text:style-name="P2"><text:span text:style-name="T2">5:</text:span><text:span text:style-name="T4">loss</text:span><text:span text:style-name="T5">=</text:span><text:span text:style-name="T7">'hinge'</text:span><text:span text:style-name="T5">, </text:span><text:span text:style-name="T4">penalty</text:span><text:span text:style-name="T5">=</text:span><text:span text:style-name="T7">"l1"</text:span><text:span text:style-name="T5">, </text:span><text:span text:style-name="T4">max_iter</text:span><text:span text:style-name="T5">=</text:span><text:span text:style-name="T6">100</text:span><text:span text:style-name="T5">, </text:span><text:span text:style-name="T4">shuffle</text:span><text:span text:style-name="T5">=</text:span><text:span text:style-name="T10">False</text:span><text:span text:style-name="T5">, </text:span><text:span text:style-name="T4">random_state</text:span><text:span text:style-name="T5">=</text:span><text:span text:style-name="T6">70</text:span></text:p>
      <text:p text:style-name="P15"/>
      <text:p text:style-name="P18">Model 3(Decision Tree)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C"/>
        <table:table-row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2">Precision</text:p>
          </table:table-cell>
          <table:table-cell table:style-name="Table3.A1" office:value-type="string">
            <text:p text:style-name="P22">Recall</text:p>
          </table:table-cell>
          <table:table-cell table:style-name="Table3.A1" office:value-type="string">
            <text:p text:style-name="P22">f1-score</text:p>
          </table:table-cell>
          <table:table-cell table:style-name="Table3.E1" office:value-type="string">
            <text:p text:style-name="P22">Accuracy</text:p>
          </table:table-cell>
        </table:table-row>
        <table:table-row>
          <table:table-cell table:style-name="Table3.A2" office:value-type="string">
            <text:p text:style-name="P22">Combo 1</text:p>
          </table:table-cell>
          <table:table-cell table:style-name="Table3.A2" office:value-type="string">
            <text:p text:style-name="P26">0.59</text:p>
          </table:table-cell>
          <table:table-cell table:style-name="Table3.A2" office:value-type="string">
            <text:p text:style-name="P26">0.59</text:p>
          </table:table-cell>
          <table:table-cell table:style-name="Table3.A2" office:value-type="string">
            <text:p text:style-name="P26">0.59</text:p>
          </table:table-cell>
          <table:table-cell table:style-name="Table3.E2" office:value-type="string">
            <text:p text:style-name="P26">0.592</text:p>
          </table:table-cell>
        </table:table-row>
        <table:table-row>
          <table:table-cell table:style-name="Table3.A2" office:value-type="string">
            <text:p text:style-name="P22">Combo 2</text:p>
          </table:table-cell>
          <table:table-cell table:style-name="Table3.A2" office:value-type="string">
            <text:p text:style-name="P27">0.66</text:p>
          </table:table-cell>
          <table:table-cell table:style-name="Table3.A2" office:value-type="string">
            <text:p text:style-name="P27">0.64</text:p>
          </table:table-cell>
          <table:table-cell table:style-name="Table3.A2" office:value-type="string">
            <text:p text:style-name="P27">0.64</text:p>
          </table:table-cell>
          <table:table-cell table:style-name="Table3.E2" office:value-type="string">
            <text:p text:style-name="P27">0.641</text:p>
          </table:table-cell>
        </table:table-row>
        <table:table-row>
          <table:table-cell table:style-name="Table3.A2" office:value-type="string">
            <text:p text:style-name="P22">Combo 3</text:p>
          </table:table-cell>
          <table:table-cell table:style-name="Table3.A2" office:value-type="string">
            <text:p text:style-name="P32">0.69</text:p>
          </table:table-cell>
          <table:table-cell table:style-name="Table3.A2" office:value-type="string">
            <text:p text:style-name="P32">0.69</text:p>
          </table:table-cell>
          <table:table-cell table:style-name="Table3.A2" office:value-type="string">
            <text:p text:style-name="P32">0.69</text:p>
          </table:table-cell>
          <table:table-cell table:style-name="Table3.E2" office:value-type="string">
            <text:p text:style-name="P32">0.689</text:p>
          </table:table-cell>
        </table:table-row>
        <table:table-row>
          <table:table-cell table:style-name="Table3.A2" office:value-type="string">
            <text:p text:style-name="P22">Combo 4</text:p>
          </table:table-cell>
          <table:table-cell table:style-name="Table3.A2" office:value-type="string">
            <text:p text:style-name="P26">0.68</text:p>
          </table:table-cell>
          <table:table-cell table:style-name="Table3.A2" office:value-type="string">
            <text:p text:style-name="P26">0.68</text:p>
          </table:table-cell>
          <table:table-cell table:style-name="Table3.A2" office:value-type="string">
            <text:p text:style-name="P26">0.68</text:p>
          </table:table-cell>
          <table:table-cell table:style-name="Table3.E2" office:value-type="string">
            <text:p text:style-name="P26">0.684</text:p>
          </table:table-cell>
        </table:table-row>
        <table:table-row>
          <table:table-cell table:style-name="Table3.A2" office:value-type="string">
            <text:p text:style-name="P22">Combo 5</text:p>
          </table:table-cell>
          <table:table-cell table:style-name="Table3.A2" office:value-type="string">
            <text:p text:style-name="P28">0.66</text:p>
          </table:table-cell>
          <table:table-cell table:style-name="Table3.A2" office:value-type="string">
            <text:p text:style-name="P28">0.66</text:p>
          </table:table-cell>
          <table:table-cell table:style-name="Table3.A2" office:value-type="string">
            <text:p text:style-name="P28">0.66</text:p>
          </table:table-cell>
          <table:table-cell table:style-name="Table3.E2" office:value-type="string">
            <text:p text:style-name="P28">0.655</text:p>
          </table:table-cell>
        </table:table-row>
      </table:table>
      <text:p text:style-name="P2"><text:span text:style-name="T2">1:</text:span><text:span text:style-name="T4">class_weight</text:span><text:span text:style-name="T5">=</text:span><text:span text:style-name="T10">None</text:span><text:span text:style-name="T5">, </text:span><text:span text:style-name="T4">splitter</text:span><text:span text:style-name="T5">=</text:span><text:span text:style-name="T7">'random'</text:span><text:span text:style-name="T5">, </text:span><text:span text:style-name="T4">min_samples_split</text:span><text:span text:style-name="T5">=</text:span><text:span text:style-name="T6">5</text:span><text:span text:style-name="T5">, </text:span><text:span text:style-name="T4">max_features</text:span><text:span text:style-name="T5">=</text:span><text:span text:style-name="T6">0.3</text:span><text:span text:style-name="T5">, </text:span><text:span text:style-name="T4">random_state</text:span><text:span text:style-name="T5">=</text:span><text:span text:style-name="T6">65</text:span></text:p>
      <text:p text:style-name="P2"><text:span text:style-name="T2">2:</text:span><text:span text:style-name="T4">class_weight</text:span><text:span text:style-name="T5">=</text:span><text:span text:style-name="T7">'balanced'</text:span><text:span text:style-name="T5">, </text:span><text:span text:style-name="T4">splitter</text:span><text:span text:style-name="T5">=</text:span><text:span text:style-name="T7">'best'</text:span><text:span text:style-name="T5">, </text:span><text:span text:style-name="T4">min_samples_split</text:span><text:span text:style-name="T5">=</text:span><text:span text:style-name="T6">5</text:span><text:span text:style-name="T5">, </text:span><text:span text:style-name="T4">max_features</text:span><text:span text:style-name="T5">=</text:span><text:span text:style-name="T6">0.3</text:span><text:span text:style-name="T5">, </text:span><text:span text:style-name="T4">random_state</text:span><text:span text:style-name="T5">=</text:span><text:span text:style-name="T6">65</text:span></text:p>
      <text:p text:style-name="P2"><text:span text:style-name="T2">3:</text:span><text:bookmark-start text:name="__DdeLink__1140_1915445365"/><text:span text:style-name="T4">class_weight</text:span><text:span text:style-name="T5">=</text:span><text:span text:style-name="T7">'balanced'</text:span><text:span text:style-name="T5">, </text:span><text:span text:style-name="T4">splitter</text:span><text:span text:style-name="T5">=</text:span><text:span text:style-name="T7">'best'</text:span><text:span text:style-name="T5">, </text:span><text:span text:style-name="T4">min_samples_split</text:span><text:span text:style-name="T5">=</text:span><text:span text:style-name="T6">4</text:span><text:span text:style-name="T5">, </text:span><text:span text:style-name="T4">max_features</text:span><text:span text:style-name="T5">=</text:span><text:span text:style-name="T6">0.6</text:span><text:span text:style-name="T5">, </text:span><text:span text:style-name="T4">random_state</text:span><text:span text:style-name="T5">=</text:span><text:span text:style-name="T6">65</text:span><text:bookmark-end text:name="__DdeLink__1140_1915445365"/></text:p>
      <text:p text:style-name="P2"><text:span text:style-name="T2">4:</text:span><text:span text:style-name="T4">class_weight</text:span><text:span text:style-name="T5">=</text:span><text:span text:style-name="T7">"balanced"</text:span><text:span text:style-name="T5">, </text:span><text:span text:style-name="T4">splitter</text:span><text:span text:style-name="T5">=</text:span><text:span text:style-name="T7">'random'</text:span><text:span text:style-name="T5">, </text:span><text:span text:style-name="T4">min_samples_split</text:span><text:span text:style-name="T5">=</text:span><text:span text:style-name="T6">3</text:span><text:span text:style-name="T5">, </text:span><text:span text:style-name="T4">max_features</text:span><text:span text:style-name="T5">=</text:span><text:span text:style-name="T6">0.8</text:span><text:span text:style-name="T5">, </text:span><text:span text:style-name="T4">random_state</text:span><text:span text:style-name="T5">=</text:span><text:span text:style-name="T6">65</text:span></text:p>
      <text:p text:style-name="P2"><text:span text:style-name="T2">5:</text:span><text:span text:style-name="T4">class_weight</text:span><text:span text:style-name="T5">=</text:span><text:span text:style-name="T7">'balanced'</text:span><text:span text:style-name="T5">, </text:span><text:span text:style-name="T4">splitter</text:span><text:span text:style-name="T5">=</text:span><text:span text:style-name="T7">'random'</text:span><text:span text:style-name="T5">, </text:span><text:span text:style-name="T4">min_samples_split</text:span><text:span text:style-name="T5">=</text:span><text:span text:style-name="T6">3</text:span><text:span text:style-name="T5">, </text:span><text:span text:style-name="T4">max_features</text:span><text:span text:style-name="T5">=</text:span><text:span text:style-name="T6">0.9</text:span><text:span text:style-name="T5">, </text:span><text:span text:style-name="T4">random_state</text:span><text:span text:style-name="T5">=</text:span><text:span text:style-name="T6">65</text:span></text:p>
      <text:p text:style-name="P15"/>
      <text:p text:style-name="P16">Test Case:</text:p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column table:style-name="Table4.C"/>
        <table:table-row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23">Precision</text:p>
          </table:table-cell>
          <table:table-cell table:style-name="Table4.A1" office:value-type="string">
            <text:p text:style-name="P23">Recall</text:p>
          </table:table-cell>
          <table:table-cell table:style-name="Table4.A1" office:value-type="string">
            <text:p text:style-name="P23">f1-score</text:p>
          </table:table-cell>
          <table:table-cell table:style-name="Table4.E1" office:value-type="string">
            <text:p text:style-name="P23">Accuracy</text:p>
          </table:table-cell>
        </table:table-row>
        <table:table-row>
          <table:table-cell table:style-name="Table4.A2" office:value-type="string">
            <text:p text:style-name="P23"><text:span text:style-name="T3">Model</text:span> 1</text:p>
          </table:table-cell>
          <table:table-cell table:style-name="Table4.A2" office:value-type="string">
            <text:p text:style-name="P33">0.70</text:p>
          </table:table-cell>
          <table:table-cell table:style-name="Table4.A2" office:value-type="string">
            <text:p text:style-name="P33">0.70</text:p>
          </table:table-cell>
          <table:table-cell table:style-name="Table4.A2" office:value-type="string">
            <text:p text:style-name="P33">0.69</text:p>
          </table:table-cell>
          <table:table-cell table:style-name="Table4.E2" office:value-type="string">
            <text:p text:style-name="P32">0.70<text:span text:style-name="T11">4</text:span></text:p>
          </table:table-cell>
        </table:table-row>
        <table:table-row>
          <table:table-cell table:style-name="Table4.A2" office:value-type="string">
            <text:p text:style-name="P23"><text:span text:style-name="T3">Model</text:span> 2</text:p>
          </table:table-cell>
          <table:table-cell table:style-name="Table4.A2" office:value-type="string">
            <text:p text:style-name="P29">0.39</text:p>
          </table:table-cell>
          <table:table-cell table:style-name="Table4.A2" office:value-type="string">
            <text:p text:style-name="P29">0.45</text:p>
          </table:table-cell>
          <table:table-cell table:style-name="Table4.A2" office:value-type="string">
            <text:p text:style-name="P29">0.37</text:p>
          </table:table-cell>
          <table:table-cell table:style-name="Table4.E2" office:value-type="string">
            <text:p text:style-name="P28">0.4<text:span text:style-name="T11">47</text:span></text:p>
          </table:table-cell>
        </table:table-row>
        <table:table-row>
          <table:table-cell table:style-name="Table4.A2" office:value-type="string">
            <text:p text:style-name="P23"><text:span text:style-name="T3">Model</text:span> 3</text:p>
          </table:table-cell>
          <table:table-cell table:style-name="Table4.A2" office:value-type="string">
            <text:p text:style-name="P29">0.70</text:p>
          </table:table-cell>
          <table:table-cell table:style-name="Table4.A2" office:value-type="string">
            <text:p text:style-name="P29">0.69</text:p>
          </table:table-cell>
          <table:table-cell table:style-name="Table4.A2" office:value-type="string">
            <text:p text:style-name="P29">0.69</text:p>
          </table:table-cell>
          <table:table-cell table:style-name="Table4.E2" office:value-type="string">
            <text:p text:style-name="P28">0.<text:span text:style-name="T11">694</text:span></text:p>
          </table:table-cell>
        </table:table-row>
      </table:table>
      <text:p text:style-name="P16"/>
      <text:p text:style-name="P17"/>
      <text:p text:style-name="P3">Discussion</text:p>
      <text:p text:style-name="P12"><text:tab/>In the end, model 1 and 3 were much closer than I expected, with Model 1 just barely squeaking by its counterpart in Recall and Accuracy. <text:s/>Due to the fact that it matched or exceeded its competition in all categories, it has been determined to be the “best” of the lot. <text:s/>This can likely be attributed to me understanding the workings of Model 1’s hyperparameters to a greater degree than Model 3’s, allowing me to more easily understand what was going on.</text:p>
      <text:p text:style-name="P12"><text:tab/>During this assignment, I solidified my knowledge of basic ML implementation, with a special focus on details such as how to deal with common errors that occur. <text:s/>Of note was the research I needed to do to surpass the challenges posed by the null values included in the original dataset, along with the highly skewed ratios away from class 4. <text:s/>A major challenge I had to face was working with my unfamiliarity with the Python programming language, and figuring out ways to apply my understandings of general OOP principles in a way that did not break the whole system.</text:p>
      <text:p text:style-name="P3"/>
      <text:p text:style-name="P3">Generative AI Statement</text:p>
      <text:p text:style-name="P14">Due to me not knowing Python, I used chatGPT for syntax brush-up as well as error translation.</text:p>
      <text:p text:style-name="P14"><text:soft-page-break/></text:p>
      <text:p text:style-name="P4">Github Link</text:p>
      <text:p text:style-name="P11"><text:a xlink:type="simple" xlink:href="https://github.com/BraydenAC/ARI-510-Lab-1" text:style-name="Internet_20_link" text:visited-style-name="Visited_20_Internet_20_Link">https://github.com/BraydenAC/ARI-510-Lab-1</text:a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6T00:57:28.405520542</dc:date>
    <meta:editing-duration>P2DT3H39M43S</meta:editing-duration>
    <meta:editing-cycles>10</meta:editing-cycles>
    <meta:generator>LibreOffice/24.2.5.2$Linux_X86_64 LibreOffice_project/420$Build-2</meta:generator>
    <meta:document-statistic meta:table-count="4" meta:image-count="0" meta:object-count="0" meta:page-count="4" meta:paragraph-count="144" meta:word-count="600" meta:character-count="4262" meta:non-whitespace-character-count="3793"/>
  </office:meta>
</office:document-meta>
</file>